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646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388cm"/>
    </style:style>
    <style:style style:name="co9" style:family="table-column">
      <style:table-column-properties fo:break-before="auto" style:column-width="3.066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5.288cm"/>
    </style:style>
    <style:style style:name="co12" style:family="table-column">
      <style:table-column-properties fo:break-before="auto" style:column-width="4.644cm"/>
    </style:style>
    <style:style style:name="co13" style:family="table-column">
      <style:table-column-properties fo:break-before="auto" style:column-width="5.062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3.484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0.39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800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fa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390a5d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fo:background-color="#e31ced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390a5d"/>
    </style:style>
    <style:style style:name="ce3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gr1" style:family="graphic">
      <style:graphic-properties fo:background-color="#5c2d9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colormap" form:control-implementation="ooo:com.sun.star.form.component.CommandButton" xml:id="control1" form:id="control1" form:label="Generate Colorcod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colormapposition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9.296cm" svg:height="1.638cm" svg:x="21.959cm" svg:y="0.319c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11"/>
        <table:table-column table:style-name="co18" table:default-cell-style-name="ce11"/>
        <table:table-column table:style-name="co18" table:number-columns-repeated="44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style-name="ce10"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style-name="ce10" table:number-columns-repeated="4"/>
          <table:table-cell table:style-name="ce36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style-name="ce10"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style-name="ce10"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2" office:value-type="string" calcext:value-type="string">
            <text:p>fn</text:p>
          </table:table-cell>
          <table:table-cell table:style-name="ce10" table:number-columns-repeated="4"/>
          <table:table-cell table:style-name="ce2" office:value-type="string" calcext:value-type="string">
            <text:p>fn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style-name="ce5" office:value-type="string" calcext:value-type="string">
            <text:p>LockLayer(CAPSON)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style-name="ce5" office:value-type="string" calcext:value-type="string">
            <text:p>Key_6</text:p>
          </table:table-cell>
          <table:table-cell table:style-name="ce10" table:number-columns-repeated="4"/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 table:number-rows-repeated="3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5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KeypadNumLock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33" office:value-type="string" calcext:value-type="string">
            <text:p>Key_KeypadAdd</text:p>
          </table:table-cell>
          <table:table-cell table:style-name="ce33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33" office:value-type="string" calcext:value-type="string">
            <text:p>Key_KeypadSubtract</text:p>
          </table:table-cell>
          <table:table-cell table:style-name="ce33" office:value-type="string" calcext:value-type="string">
            <text:p>Key_Quot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33" office:value-type="string" calcext:value-type="string">
            <text:p>Key_KeypadDot</text:p>
          </table:table-cell>
          <table:table-cell table:style-name="ce33" office:value-type="string" calcext:value-type="string">
            <text:p>Key_KeypadMultiply</text:p>
          </table:table-cell>
          <table:table-cell table:style-name="ce33" office:value-type="string" calcext:value-type="string">
            <text:p>Key_KeypadDivide</text:p>
          </table:table-cell>
          <table:table-cell table:style-name="ce33" office:value-type="string" calcext:value-type="string">
            <text:p>Key_Enter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6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6" table:number-columns-repeated="5"/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number-columns-repeated="2" table:style-name="ce55" office:value-type="string" calcext:value-type="string">
            <text:p>55308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3" office:value-type="string" calcext:value-type="string">
            <text:p>72BF4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4" office:value-type="string" calcext:value-type="string">
            <text:p>ED1C2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6" office:value-type="string" calcext:value-type="string">
            <text:p>BA131A</text:p>
          </table:table-cell>
          <table:table-cell table:style-name="ce31" office:value-type="string" calcext:value-type="string">
            <text:p>00A65D</text:p>
          </table:table-cell>
          <table:table-cell table:style-name="ce33" office:value-type="string" calcext:value-type="string">
            <text:p>FFFBCC</text:p>
          </table:table-cell>
          <table:table-cell table:style-name="ce39" office:value-type="string" calcext:value-type="string">
            <text:p>390A5D</text:p>
          </table:table-cell>
          <table:table-cell table:style-name="ce58" office:value-type="string" calcext:value-type="string">
            <text:p>FF8000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20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9" office:value-type="string" calcext:value-type="string">
            <text:p>390A5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 table:number-rows-repeated="8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WarpNW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Slash)</text:p>
          </table:table-cell>
          <table:table-cell table:style-name="ce5" office:value-type="string" calcext:value-type="string">
            <text:p>LCTRL(Key_B)</text:p>
          </table:table-cell>
          <table:table-cell table:style-name="ce5" office:value-type="string" calcext:value-type="string">
            <text:p>LCTRL(Key_I)</text:p>
          </table:table-cell>
          <table:table-cell table:style-name="ce5" office:value-type="string" calcext:value-type="string">
            <text:p><text:span text:style-name="T1">LCTRL(Key_Period</text:span>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Gui</text:p>
          </table:table-cell>
          <table:table-cell table:style-name="ce5" office:value-type="string" calcext:value-type="string">
            <text:p>Key_PcApplication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style-name="ce38" office:value-type="string" calcext:value-type="string">
            <text:p>F58220</text:p>
          </table:table-cell>
          <table:table-cell table:style-name="ce16" office:value-type="string" calcext:value-type="string">
            <text:p>FFF200</text:p>
          </table:table-cell>
          <table:table-cell table:style-name="ce28" office:value-type="string" calcext:value-type="string">
            <text:p>00FA00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38" office:value-type="string" calcext:value-type="string">
            <text:p>F58220</text:p>
          </table:table-cell>
          <table:table-cell table:number-columns-repeated="3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48" office:value-type="string" calcext:value-type="string">
            <text:p>E31CED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8" table:number-columns-repeated="11"/>
          <table:table-cell table:style-name="ce5"/>
          <table:table-cell table:style-name="ce18"/>
          <table:table-cell table:style-name="ce10" table:number-columns-repeated="7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UTTERFLY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LSHIFT(Key_UpArrow)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WarpNW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LSHIFT(Key_LeftArrow)</text:p>
          </table:table-cell>
          <table:table-cell table:style-name="ce5" office:value-type="string" calcext:value-type="string">
            <text:p>LSHIFT(Key_DownArrow)</text:p>
          </table:table-cell>
          <table:table-cell table:style-name="ce5" office:value-type="string" calcext:value-type="string">
            <text:p>LSHIFT(Key_RightArrow)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Slash)</text:p>
          </table:table-cell>
          <table:table-cell table:style-name="ce5" office:value-type="string" calcext:value-type="string">
            <text:p>LCTRL(Key_B)</text:p>
          </table:table-cell>
          <table:table-cell table:style-name="ce5" office:value-type="string" calcext:value-type="string">
            <text:p>LCTRL(Key_I)</text:p>
          </table:table-cell>
          <table:table-cell table:style-name="ce5" office:value-type="string" calcext:value-type="string">
            <text:p><text:span text:style-name="T1">LCTRL(Key_Period</text:span>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BUTTERFLY</text:p>
          </table:table-cell>
          <table:table-cell table:style-name="ce4"/>
          <table:table-cell table:style-name="ce10" table:number-columns-repeated="17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2"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style-name="ce16" office:value-type="string" calcext:value-type="string">
            <text:p>FFF200</text:p>
          </table:table-cell>
          <table:table-cell table:number-columns-repeated="3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16" office:value-type="string" calcext:value-type="string">
            <text:p>FFF2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8" table:number-columns-repeated="7"/>
          <table:table-cell table:style-name="ce10" table:number-columns-repeated="4"/>
          <table:table-cell table:style-name="ce5"/>
          <table:table-cell table:style-name="ce18" table:number-columns-repeated="6"/>
          <table:table-cell table:style-name="ce10" table:number-columns-repeated="2"/>
          <table:table-cell table:number-columns-repeated="44"/>
        </table:table-row>
        <table:table-row table:style-name="ro2" table:number-rows-repeated="3">
          <table:table-cell table:style-name="ce10" table:number-columns-repeated="20"/>
          <table:table-cell table:number-columns-repeated="4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style-name="ce16" office:value-type="string" calcext:value-type="string">
            <text:p>LockLayer(CAPSON)</text:p>
          </table:table-cell>
          <table:table-cell table:style-name="ce16" office:value-type="string" calcext:value-type="string">
            <text:p>LSHIFT(Key_1)</text:p>
          </table:table-cell>
          <table:table-cell table:style-name="ce16" office:value-type="string" calcext:value-type="string">
            <text:p>LSHIFT(Key_6)</text:p>
          </table:table-cell>
          <table:table-cell table:style-name="ce16" office:value-type="string" calcext:value-type="string">
            <text:p>LSHIFT(Key_2)</text:p>
          </table:table-cell>
          <table:table-cell table:style-name="ce16" office:value-type="string" calcext:value-type="string">
            <text:p>LSHIFT(Key_3)</text:p>
          </table:table-cell>
          <table:table-cell table:style-name="ce16" office:value-type="string" calcext:value-type="string">
            <text:p>LSHIFT(Key_4)</text:p>
          </table:table-cell>
          <table:table-cell table:style-name="ce16" office:value-type="string" calcext:value-type="string">
            <text:p>LSHIFT(Key_5)</text:p>
          </table:table-cell>
          <table:table-cell table:style-name="ce10" table:number-columns-repeated="4"/>
          <table:table-cell table:style-name="ce16" office:value-type="string" calcext:value-type="string">
            <text:p>LSHIFT(Key_8)</text:p>
          </table:table-cell>
          <table:table-cell table:style-name="ce16" office:value-type="string" calcext:value-type="string">
            <text:p>LSHIFT(Key_9)</text:p>
          </table:table-cell>
          <table:table-cell table:style-name="ce16" office:value-type="string" calcext:value-type="string">
            <text:p>LSHIFT(Key_0)</text:p>
          </table:table-cell>
          <table:table-cell table:style-name="ce16" office:value-type="string" calcext:value-type="string">
            <text:p>LSHIFT(Key_Minus)</text:p>
          </table:table-cell>
          <table:table-cell table:style-name="ce16" office:value-type="string" calcext:value-type="string">
            <text:p>LSHIFT(Key_7)</text:p>
          </table:table-cell>
          <table:table-cell table:style-name="ce16" office:value-type="string" calcext:value-type="string">
            <text:p>LSHIFT(Key_Equals)</text:p>
          </table:table-cell>
          <table:table-cell table:style-name="ce5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Q)</text:p>
          </table:table-cell>
          <table:table-cell table:style-name="ce16" office:value-type="string" calcext:value-type="string">
            <text:p>LSHIFT(Key_W)</text:p>
          </table:table-cell>
          <table:table-cell table:style-name="ce16" office:value-type="string" calcext:value-type="string">
            <text:p>LSHIFT(Key_E)</text:p>
          </table:table-cell>
          <table:table-cell table:style-name="ce16" office:value-type="string" calcext:value-type="string">
            <text:p>LSHIFT(Key_R)</text:p>
          </table:table-cell>
          <table:table-cell table:style-name="ce16" office:value-type="string" calcext:value-type="string">
            <text:p>LSHIFT(Key_T)</text:p>
          </table:table-cell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Y)</text:p>
          </table:table-cell>
          <table:table-cell table:style-name="ce16" office:value-type="string" calcext:value-type="string">
            <text:p>LSHIFT(Key_U)</text:p>
          </table:table-cell>
          <table:table-cell table:style-name="ce16" office:value-type="string" calcext:value-type="string">
            <text:p>LSHIFT(Key_I)</text:p>
          </table:table-cell>
          <table:table-cell table:style-name="ce16" office:value-type="string" calcext:value-type="string">
            <text:p>LSHIFT(Key_O)</text:p>
          </table:table-cell>
          <table:table-cell table:style-name="ce16" office:value-type="string" calcext:value-type="string">
            <text:p>LSHIFT(Key_P)</text:p>
          </table:table-cell>
          <table:table-cell table:style-name="ce16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A)</text:p>
          </table:table-cell>
          <table:table-cell table:style-name="ce16" office:value-type="string" calcext:value-type="string">
            <text:p>LSHIFT(Key_S)</text:p>
          </table:table-cell>
          <table:table-cell table:style-name="ce16" office:value-type="string" calcext:value-type="string">
            <text:p>LSHIFT(Key_D)</text:p>
          </table:table-cell>
          <table:table-cell table:style-name="ce16" office:value-type="string" calcext:value-type="string">
            <text:p>LSHIFT(Key_F)</text:p>
          </table:table-cell>
          <table:table-cell table:style-name="ce16" office:value-type="string" calcext:value-type="string">
            <text:p>LSHIFT(Key_G)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16" office:value-type="string" calcext:value-type="string">
            <text:p>LSHIFT(Key_H)</text:p>
          </table:table-cell>
          <table:table-cell table:style-name="ce16" office:value-type="string" calcext:value-type="string">
            <text:p>LSHIFT(Key_J)</text:p>
          </table:table-cell>
          <table:table-cell table:style-name="ce16" office:value-type="string" calcext:value-type="string">
            <text:p>LSHIFT(Key_K)</text:p>
          </table:table-cell>
          <table:table-cell table:style-name="ce16" office:value-type="string" calcext:value-type="string">
            <text:p>LSHIFT(Key_L)</text:p>
          </table:table-cell>
          <table:table-cell table:style-name="ce16" office:value-type="string" calcext:value-type="string">
            <text:p>LSHIFT(Key_Semicolon)</text:p>
          </table:table-cell>
          <table:table-cell table:style-name="ce16" office:value-type="string" calcext:value-type="string">
            <text:p>LSHIFT(Key_Quote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6" office:value-type="string" calcext:value-type="string">
            <text:p>___</text:p>
          </table:table-cell>
          <table:table-cell table:style-name="ce16" office:value-type="string" calcext:value-type="string">
            <text:p>LSHIFT(Key_Z)</text:p>
          </table:table-cell>
          <table:table-cell table:style-name="ce16" office:value-type="string" calcext:value-type="string">
            <text:p>LSHIFT(Key_X)</text:p>
          </table:table-cell>
          <table:table-cell table:style-name="ce16" office:value-type="string" calcext:value-type="string">
            <text:p>LSHIFT(Key_C)</text:p>
          </table:table-cell>
          <table:table-cell table:style-name="ce16" office:value-type="string" calcext:value-type="string">
            <text:p>LSHIFT(Key_V)</text:p>
          </table:table-cell>
          <table:table-cell table:style-name="ce16" office:value-type="string" calcext:value-type="string">
            <text:p>LSHIFT(Key_B)</text:p>
          </table:table-cell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16" office:value-type="string" calcext:value-type="string">
            <text:p>LSHIFT(Key_N)</text:p>
          </table:table-cell>
          <table:table-cell table:style-name="ce16" office:value-type="string" calcext:value-type="string">
            <text:p>LSHIFT(Key_M)</text:p>
          </table:table-cell>
          <table:table-cell table:style-name="ce16" office:value-type="string" calcext:value-type="string">
            <text:p>LSHIFT(Key_Comma)</text:p>
          </table:table-cell>
          <table:table-cell table:style-name="ce16" office:value-type="string" calcext:value-type="string">
            <text:p>LSHIFT(Key_Period)</text:p>
          </table:table-cell>
          <table:table-cell table:style-name="ce16" office:value-type="string" calcext:value-type="string">
            <text:p>LSHIFT(Key_Slash)</text:p>
          </table:table-cell>
          <table:table-cell table:style-name="ce16" office:value-type="string" calcext:value-type="string">
            <text:p>LSHIFT(Key_RightBracket)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5"/>
          <table:table-cell table:number-columns-repeated="8" table:style-name="ce16" office:value-type="string" calcext:value-type="string">
            <text:p>___</text:p>
          </table:table-cell>
          <table:table-cell table:style-name="ce10" table:number-columns-repeated="7"/>
          <table:table-cell table:number-columns-repeated="4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44"/>
        </table:table-row>
        <table:table-row table:style-name="ro2">
          <table:table-cell table:style-name="ce10" table:number-columns-repeated="20"/>
          <table:table-cell table:style-name="ce11" table:number-columns-repeated="4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44"/>
        </table:table-row>
        <table:table-row table:style-name="ro2">
          <table:table-cell table:style-name="ce25" office:value-type="string" calcext:value-type="string">
            <text:p>C9211E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style-name="ce55" office:value-type="string" calcext:value-type="string">
            <text:p>55308D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7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7" table:style-name="ce16" office:value-type="string" calcext:value-type="string">
            <text:p>FFF20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6" office:value-type="string" calcext:value-type="string">
            <text:p>FFF200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7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6" office:value-type="string" calcext:value-type="string">
            <text:p>FFF20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number-columns-repeated="8" table:style-name="ce16" office:value-type="string" calcext:value-type="string">
            <text:p>FFF200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44"/>
        </table:table-row>
        <table:table-row table:style-name="ro2">
          <table:table-cell table:style-name="ce10" table:number-columns-repeated="20"/>
          <table:table-cell table:style-name="ce11" table:number-columns-repeated="44"/>
        </table:table-row>
        <table:table-row table:style-name="ro2" table:number-rows-repeated="2">
          <table:table-cell table:style-name="ce10" table:number-columns-repeated="20"/>
          <table:table-cell table:number-columns-repeated="44"/>
        </table:table-row>
        <table:table-row table:style-name="ro2" table:number-rows-repeated="205">
          <table:table-cell table:style-name="ce10" table:number-columns-repeated="21"/>
          <table:table-cell table:number-columns-repeated="43"/>
        </table:table-row>
        <table:table-row table:style-name="ro2" table:number-rows-repeated="104827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3:45:21.067392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2T13:47:38.776196323</dc:date>
    <meta:editing-duration>PT6H32M14S</meta:editing-duration>
    <meta:editing-cycles>67</meta:editing-cycles>
    <meta:generator>LibreOffice/6.4.0.3$Linux_X86_64 LibreOffice_project/40$Build-3</meta:generator>
    <meta:document-statistic meta:table-count="1" meta:cell-count="83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tbgcolol
Dim oDoc, oSel
oDoc = ThisComponent
oSel = oDoc.getCurrentSelection()
If oSel.supportsService("com.sun.star.sheet.SheetCell") Then
REM	MsgBox "One Cell selected and it contains: " &amp; oSel.getString()&amp; oSel.CellBackColor
REM	MsgBox "One " &amp; RGBToHex(oSel.CellBackColor)
	oSel.setString(RGBToHex(oSel.CellBackColor))
End If
end sub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REM  *****  BASIC  *****

Sub Main

End Sub

sub getcolormapposition
	Dim last As Long
	Dim i As Integer
	
	Dim oCurrentController As Variant
  	Dim Sheet As Variant
  	Dim oCell As Variant
	oCurrentController = ThisComponent.getCurrentController()
    Sheet = oCurrentController.getActiveSheet()
	last = getlastrow()
	For i = 1 To last
		oCell = Sheet.getCellByPosition(0,i)
		If oCell.String = "COLORMAP" Then
			
				setcolormap(sheet,i)
		End If
	next
end Sub
sub setcolormap(sheet As Variant,ByVal i As Integer)
	Dim startpos As Integer
	Dim oCell As Variant
	startpos=i+1 
	Dim j As Integer
	
	For i = 0 To 5
		For j = 0 To 17
			oCell = Sheet.getCellByPosition(j,startpos+i)
			oCell.setString(RGBToHex(oCell.CellBackColor))
		next	
	next	
	
End Sub

sub file_io_write
	filename = "/home/prahlad/data/dummy.csv"
	num = FreeFile()
	open filename for output as #num 
	write #num, "col1", "col2", "col3"
	write #num, "1", "2", "3"
	write #num, "4", "5", "6"
	close #num
	msgbox "Done"
end sub

Function getlastrow() As Long
  Dim oCurrentController As Variant
  Dim oActiveSheet As Variant
  Dim oObj1 As Variant
  Dim aRangeAddress As New com.sun.star.table.CellRangeAddress

  oCurrentController = ThisComponent.getCurrentController()
  oActiveSheet = oCurrentController.getActiveSheet()
  oObj1 = oActiveSheet.createCursor()
  
  oObj1.gotoEndOfUsedArea(False)
  aRangeAddress = oObj1.getRangeAddress()
  getlastrow = aRangeAddress.EndRow
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